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'Segoe UI', roboto, 'Noto Sans', oxygen, ubuntu, cantarell, 'Fira Sans', 'Droid Sans', 'Helvetica Neue', arial, sans-serif, 'Apple Color Emoji', 'Segoe UI Emoji', 'Segoe UI Symbol'"/>
  </office:font-face-decls>
  <office:automatic-styles>
    <style:style style:name="P1" style:family="paragraph" style:parent-style-name="Standard">
      <style:text-properties officeooo:rsid="0002f4f4" officeooo:paragraph-rsid="0002f4f4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2f4f4" officeooo:paragraph-rsid="0002f4f4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text-properties officeooo:paragraph-rsid="0002f4f4"/>
    </style:style>
    <style:style style:name="P5" style:family="paragraph" style:parent-style-name="Standard">
      <style:text-properties fo:font-variant="normal" fo:text-transform="none" fo:color="#14141f" loext:opacity="100%" style:font-name="system-ui" fo:font-size="10.5pt" fo:letter-spacing="normal" fo:font-style="normal" fo:font-weight="bold" officeooo:paragraph-rsid="0002f4f4"/>
    </style:style>
    <style:style style:name="P6" style:family="paragraph" style:parent-style-name="Standard">
      <style:text-properties fo:font-variant="normal" fo:text-transform="none" fo:color="#14141f" loext:opacity="100%" style:font-name="system-ui" fo:font-size="10.5pt" fo:letter-spacing="normal" fo:font-style="normal" fo:font-weight="normal" officeooo:paragraph-rsid="0002f4f4"/>
    </style:style>
    <style:style style:name="T1" style:family="text">
      <style:text-properties officeooo:rsid="0002f4f4"/>
    </style:style>
    <style:style style:name="T2" style:family="text">
      <style:text-properties fo:font-variant="normal" fo:text-transform="none" fo:color="#14141f" loext:opacity="100%" style:font-name="system-ui" fo:font-size="10.5pt" fo:letter-spacing="normal" fo:font-style="normal" fo:font-weight="bold"/>
    </style:style>
    <style:style style:name="T3" style:family="text">
      <style:text-properties fo:font-variant="normal" fo:text-transform="none" fo:color="#14141f" loext:opacity="100%" style:font-name="system-ui" fo:font-size="10.5pt" fo:letter-spacing="normal" fo:font-style="normal" style:text-underline-style="solid" style:text-underline-width="auto" style:text-underline-color="font-color" fo:font-weight="normal" officeooo:rsid="0002f4f4" loext:padding="0cm" loext:border="none"/>
    </style:style>
    <style:style style:name="T4" style:family="text">
      <style:text-properties fo:font-variant="normal" fo:text-transform="none" fo:color="#14141f" loext:opacity="100%" style:font-name="system-ui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5" style:family="text">
      <style:text-properties fo:font-variant="normal" fo:text-transform="none" fo:color="#14141f" loext:opacity="100%" style:font-name="system-ui" fo:font-size="10.5pt" fo:letter-spacing="normal" fo:font-style="normal" style:text-underline-style="solid" style:text-underline-width="auto" style:text-underline-color="font-color" fo:font-weight="bold" officeooo:rsid="0002f4f4" loext:padding="0cm" loext:border="none"/>
    </style:style>
    <style:style style:name="T6" style:family="text">
      <style:text-properties fo:font-variant="normal" fo:text-transform="none" style:font-name="system-ui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style:text-underline-style="solid" style:text-underline-width="auto" style:text-underline-color="font-color" fo:font-weight="normal" loext:padding="0cm" loext:border="none"/>
    </style:style>
    <style:style style:name="T8" style:family="text">
      <style:text-properties style:text-underline-style="solid" style:text-underline-width="auto" style:text-underline-color="font-color" fo:font-weight="normal" officeooo:rsid="0002f4f4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4"><text:span text:style-name="T1">add git on </text:span><text:span text:style-name="T2">Repository URL</text:span><text:a xlink:type="simple" xlink:href="http://localhost:8080/job/jankins3/configure#" text:style-name="Internet_20_link" text:visited-style-name="Visited_20_Internet_20_Link"><text:span text:style-name="T6">?</text:span></text:a><text:span text:style-name="T6"> </text:span><text:a xlink:type="simple" xlink:href="mailto:git@github.com" text:style-name="Internet_20_link" text:visited-style-name="Visited_20_Internet_20_Link"><text:span text:style-name="T6">git@github.com</text:span></text:a><text:span text:style-name="T6">:Vinodbhatt76/example-repo.git</text:span></text:p>
      <text:p text:style-name="P5"><text:span text:style-name="T7"><text:s/></text:span><text:span text:style-name="T8">add </text:span><text:span text:style-name="T7">Credentials </text:span><text:span text:style-name="T8">for ssh <text:s text:c="3"/>= vinodbhatt76 </text:span></text:p>
      <text:p text:style-name="P5"><text:span text:style-name="T8">Branch Specifier  <text:s text:c="3"/>=main</text:span></text:p>
      <text:p text:style-name="P6">Build Steps</text:p>
      <text:p text:style-name="P3"><text:span text:style-name="T8"><text:line-break/></text:span><text:span text:style-name="T3"> </text:span><text:span text:style-name="T5">Execute shell</text:span><text:a xlink:type="simple" xlink:href="http://localhost:8080/job/jankins3/configure#" text:style-name="Internet_20_link" text:visited-style-name="Visited_20_Internet_20_Link"><text:line-break/></text:a><text:span text:style-name="T3"> git checkout -b jenkin223</text:span></text:p>
      <text:p text:style-name="P3"><text:span text:style-name="T3">git push origin jenkin223</text:span></text:p>
      <text:p text:style-name="P3"><text:span text:style-name="T3">git branch -a </text:span></text:p>
      <text:p text:style-name="P3"><text:span text:style-name="T3">git checkout main</text:span></text:p>
      <text:p text:style-name="P3"><text:span text:style-name="T3">git merge origin/jenkin223</text:span></text:p>
      <text:p text:style-name="P3"><text:span text:style-name="T3">git push origin main</text:span></text:p>
      <text:p text:style-name="P3"><text:span text:style-name="T3">git checkout jenkin223</text:span></text:p>
      <text:p text:style-name="P3"><text:span text:style-name="T3">git fetch origin</text:span></text:p>
      <text:p text:style-name="P3"><text:span text:style-name="T3">git rebase origin/main</text:span></text:p>
      <text:p text:style-name="P3"><text:span text:style-name="T3">git push --force origin jenkin223</text:span></text:p>
      <text:p text:style-name="P3"><text:span text:style-name="T3">git checkout main</text:span></text:p>
      <text:p text:style-name="P3"><text:span text:style-name="T3">git branch -d jenkin223</text:span></text:p>
      <text:p text:style-name="P3"><text:span text:style-name="T3">git push origin --delete jenkin223</text:span></text:p>
      <text:p text:style-name="P3"><text:span text:style-name="T3"/></text:p>
      <text:p text:style-name="P3"><text:span text:style-name="T3"/></text:p>
      <text:p text:style-name="P2"><text:span text:style-name="T4">run the command </text:span></text:p>
      <text:p text:style-name="P2"><text:span text:style-name="T4"/></text:p>
      <text:p text:style-name="P2"><text:span text:style-name="T4">add email <text:s/>in post build <text:s/>= </text:span><text:a xlink:type="simple" xlink:href="mailto:vb7245551@gmail.com" text:style-name="Internet_20_link" text:visited-style-name="Visited_20_Internet_20_Link">vb7245551@gmail.com</text:a><text:span text:style-name="T4"> </text:span></text:p>
      <text:p text:style-name="P2"><text:span text:style-name="T4"/></text:p>
      <text:p text:style-name="P5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'Segoe UI', roboto, 'Noto Sans', oxygen, ubuntu, cantarell, 'Fira Sans', 'Droid Sans'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2:46:47.941152327</meta:creation-date>
    <dc:date>2025-01-28T12:53:17.553344753</dc:date>
    <meta:editing-duration>PT6M34S</meta:editing-duration>
    <meta:editing-cycles>1</meta:editing-cycles>
    <meta:document-statistic meta:table-count="0" meta:image-count="0" meta:object-count="0" meta:page-count="1" meta:paragraph-count="20" meta:word-count="80" meta:character-count="538" meta:non-whitespace-character-count="463"/>
    <meta:generator>LibreOffice/24.2.7.2$Linux_X86_64 LibreOffice_project/420$Build-2</meta:generator>
  </office:meta>
</office:document-meta>
</file>